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e5b8e"/>
    </style:style>
    <style:style style:name="P2" style:family="paragraph" style:parent-style-name="Preformatted_20_Text">
      <style:text-properties officeooo:rsid="000e5b8e" officeooo:paragraph-rsid="000e5b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</text:p>
      <text:p text:style-name="P1"/>
      <text:p text:style-name="P1">inicio</text:p>
      <text:p text:style-name="P1">Escribir "introduce un numero"</text:p>
      <text:p text:style-name="P1">leer "x" </text:p>
      <text:p text:style-name="P1">si "x" = 1, no es primo</text:p>
      <text:p text:style-name="P1">Para "y" desde 2 hasta raíz cuadrada de "X"</text:p>
      <text:p text:style-name="P1"><text:s text:c="4"/>Si "x" mod "y"= 0, no es primo</text:p>
      <text:p text:style-name="P1">F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0:50:14.229575836</meta:creation-date>
    <dc:date>2024-09-27T10:55:07.631349854</dc:date>
    <meta:editing-duration>PT4M54S</meta:editing-duration>
    <meta:editing-cycles>1</meta:editing-cycles>
    <meta:document-statistic meta:table-count="0" meta:image-count="0" meta:object-count="0" meta:page-count="1" meta:paragraph-count="8" meta:word-count="33" meta:character-count="149" meta:non-whitespace-character-count="119"/>
    <meta:generator>LibreOffice/7.4.7.2$Linux_X86_64 LibreOffice_project/40$Build-2</meta:generator>
  </office:meta>
</office:document-meta>
</file>